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55" table:default-cell-style-name="Default"/>
        <table:table-row table:style-name="ro1">
          <table:table-cell table:number-columns-repeated="5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16"/>
          <table:table-cell table:style-name="ce1" table:number-columns-repeated="4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1" table:number-columns-repeated="4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8"/>
          <table:table-cell table:style-name="ce1" table:number-columns-repeated="2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3932" calcext:value-type="float">
            <text:p>0.013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4509" calcext:value-type="float">
            <text:p>0.0194509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825109" calcext:value-type="float">
            <text:p>0.08251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0412" calcext:value-type="float">
            <text:p>0.0240412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865901" calcext:value-type="float">
            <text:p>0.08659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2219" calcext:value-type="float">
            <text:p>0.08622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7224" calcext:value-type="float">
            <text:p>0.0672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5214" calcext:value-type="float">
            <text:p>0.02521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2989" calcext:value-type="float">
            <text:p>0.0729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62548" calcext:value-type="float">
            <text:p>0.07625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8483" calcext:value-type="float">
            <text:p>0.001984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6741" calcext:value-type="float">
            <text:p>0.0126741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71903" calcext:value-type="float">
            <text:p>0.0719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404" calcext:value-type="float">
            <text:p>0.01404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625761" calcext:value-type="float">
            <text:p>0.062576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083" calcext:value-type="float">
            <text:p>0.0620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822" calcext:value-type="float">
            <text:p>0.07382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992" calcext:value-type="float">
            <text:p>0.05889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315" calcext:value-type="float">
            <text:p>0.123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207" calcext:value-type="float">
            <text:p>0.102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8998" calcext:value-type="float">
            <text:p>0.00208998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26021" calcext:value-type="float">
            <text:p>0.0002260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1092" calcext:value-type="float">
            <text:p>0.0009810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397" calcext:value-type="float">
            <text:p>0.005383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40902" calcext:value-type="float">
            <text:p>0.0008409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4396" calcext:value-type="float">
            <text:p>0.003443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55" calcext:value-type="float">
            <text:p>0.0021255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813" calcext:value-type="float">
            <text:p>0.00142813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9863" calcext:value-type="float">
            <text:p>0.00024986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51" calcext:value-type="float">
            <text:p>0.001008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588" calcext:value-type="float">
            <text:p>0.005565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896931" calcext:value-type="float">
            <text:p>0.0008969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5089" calcext:value-type="float">
            <text:p>0.003550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79" calcext:value-type="float">
            <text:p>0.0021379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56538" calcext:value-type="float">
            <text:p>0.0002565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504" calcext:value-type="float">
            <text:p>0.00143504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79427" calcext:value-type="float">
            <text:p>0.0002794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603" calcext:value-type="float">
            <text:p>0.00102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535" calcext:value-type="float">
            <text:p>0.005615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516" calcext:value-type="float">
            <text:p>0.0003805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038" calcext:value-type="float">
            <text:p>0.0009230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9905" calcext:value-type="float">
            <text:p>0.00359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757" calcext:value-type="float">
            <text:p>0.00215757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62976" calcext:value-type="float">
            <text:p>0.0002629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9" calcext:value-type="float">
            <text:p>0.0014559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8801" calcext:value-type="float">
            <text:p>0.000288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9" calcext:value-type="float">
            <text:p>0.00104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5" calcext:value-type="float">
            <text:p>0.0057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934" calcext:value-type="float">
            <text:p>0.00038993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50575" calcext:value-type="float">
            <text:p>0.00095057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4935" calcext:value-type="float">
            <text:p>0.003649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0925" calcext:value-type="float">
            <text:p>0.0003309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6607" calcext:value-type="float">
            <text:p>0.00236607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97698" calcext:value-type="float">
            <text:p>0.097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3201" calcext:value-type="float">
            <text:p>0.00183201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96014" calcext:value-type="float">
            <text:p>0.09601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832741" calcext:value-type="float">
            <text:p>0.083274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2698" calcext:value-type="float">
            <text:p>0.00672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05729" calcext:value-type="float">
            <text:p>0.02057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0612" calcext:value-type="float">
            <text:p>0.01706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9748" calcext:value-type="float">
            <text:p>0.029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2395" calcext:value-type="float">
            <text:p>0.0003123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4507" calcext:value-type="float">
            <text:p>0.00214507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177653" calcext:value-type="float">
            <text:p>0.001776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5027" calcext:value-type="float">
            <text:p>0.00145027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176685" calcext:value-type="float">
            <text:p>0.001766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1556" calcext:value-type="float">
            <text:p>0.002315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4" calcext:value-type="float">
            <text:p>0.00565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2696" calcext:value-type="float">
            <text:p>0.0007126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18393" calcext:value-type="float">
            <text:p>0.00118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01809" calcext:value-type="float">
            <text:p>0.004018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54952" calcext:value-type="float">
            <text:p>8.55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402354" calcext:value-type="float">
            <text:p>4.02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121805" calcext:value-type="float">
            <text:p>0.01218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90385" calcext:value-type="float">
            <text:p>5.90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119679" calcext:value-type="float">
            <text:p>0.01196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2805" calcext:value-type="float">
            <text:p>0.0102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79" calcext:value-type="float">
            <text:p>0.00018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3106" calcext:value-type="float">
            <text:p>0.002531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0169" calcext:value-type="float">
            <text:p>0.002016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6866" calcext:value-type="float">
            <text:p>0.003268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754900" calcext:value-type="float">
            <text:p>2.4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697900" calcext:value-type="float">
            <text:p>2.77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office:value-type="float" office:value="83850.3" calcext:value-type="float">
            <text:p>83850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772200" calcext:value-type="float">
            <text:p>3.58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office:value-type="float" office:value="85320.9" calcext:value-type="float">
            <text:p>85320.9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86979" calcext:value-type="float">
            <text:p>786979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937600" calcext:value-type="float">
            <text:p>7.79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98194" calcext:value-type="float">
            <text:p>398194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41160" calcext:value-type="float">
            <text:p>3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24200" calcext:value-type="float">
            <text:p>1.76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74500" calcext:value-type="float">
            <text:p>3.04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firstquartile_TEPS</text:p>
          </table:table-cell>
          <table:table-cell table:style-name="ce1" office:value-type="float" office:value="31151200" calcext:value-type="float">
            <text:p>3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13300" calcext:value-type="float">
            <text:p>4.50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TEPS</text:p>
          </table:table-cell>
          <table:table-cell table:style-name="ce1" office:value-type="float" office:value="28443500" calcext:value-type="float">
            <text:p>2.8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59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1899200" calcext:value-type="float">
            <text:p>9.1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087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8942500" calcext:value-type="float">
            <text:p>6.89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43665000" calcext:value-type="float">
            <text:p>1.44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53900" calcext:value-type="float">
            <text:p>3.07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dian_TEPS</text:p>
          </table:table-cell>
          <table:table-cell table:style-name="ce1" office:value-type="float" office:value="319328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667700" calcext:value-type="float">
            <text:p>4.57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9317200" calcext:value-type="float">
            <text:p>2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872100" calcext:value-type="float">
            <text:p>6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366300" calcext:value-type="float">
            <text:p>9.3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28700" calcext:value-type="float">
            <text:p>2.15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993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5673000" calcext:value-type="float">
            <text:p>1.46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7287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32700" calcext:value-type="float">
            <text:p>3.08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thirdquartile_TEPS</text:p>
          </table:table-cell>
          <table:table-cell table:style-name="ce1" office:value-type="float" office:value="33294300" calcext:value-type="float">
            <text:p>3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888800" calcext:value-type="float">
            <text:p>4.59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2786000" calcext:value-type="float">
            <text:p>3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820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196200" calcext:value-type="float">
            <text:p>9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3065800" calcext:value-type="float">
            <text:p>7.3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7649000" calcext:value-type="float">
            <text:p>1.48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800" calcext:value-type="float">
            <text:p>3.14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ax_TEPS</text:p>
          </table:table-cell>
          <table:table-cell table:style-name="ce1" office:value-type="float" office:value="36244400" calcext:value-type="float">
            <text:p>3.6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98000" calcext:value-type="float">
            <text:p>6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378900" calcext:value-type="float">
            <text:p>9.7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168900" calcext:value-type="float">
            <text:p>2.62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7934100" calcext:value-type="float">
            <text:p>7.7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233000" calcext:value-type="float">
            <text:p>1.52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223200" calcext:value-type="float">
            <text:p>2.6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551400" calcext:value-type="float">
            <text:p>3.06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harmonic_mean_TEPS</text:p>
          </table:table-cell>
          <table:table-cell table:style-name="ce1" office:value-type="float" office:value="4611240" calcext:value-type="float">
            <text:p>4.6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188200" calcext:value-type="float">
            <text:p>4.52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4636500" calcext:value-type="float">
            <text:p>4.6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8302000" calcext:value-type="float">
            <text:p>2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38000" calcext:value-type="float">
            <text:p>9.2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494400" calcext:value-type="float">
            <text:p>1.15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55353600" calcext:value-type="float">
            <text:p>5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0481000" calcext:value-type="float">
            <text:p>1.30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417.4" calcext:value-type="float">
            <text:p>90417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198.3" calcext:value-type="float">
            <text:p>72198.3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harmonic_stddev_TEPS</text:p>
          </table:table-cell>
          <table:table-cell table:style-name="ce1" office:value-type="float" office:value="3983280" calcext:value-type="float">
            <text:p>3.98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1762" calcext:value-type="float">
            <text:p>231762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table:style-name="ce1" office:value-type="float" office:value="3956750" calcext:value-type="float">
            <text:p>3.96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830900" calcext:value-type="float">
            <text:p>1.58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88334" calcext:value-type="float">
            <text:p>388334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42950" calcext:value-type="float">
            <text:p>5.14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1880400" calcext:value-type="float">
            <text:p>1.1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3372900" calcext:value-type="float">
            <text:p>1.34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0801" calcext:value-type="float">
            <text:p>0.0850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1029" calcext:value-type="float">
            <text:p>0.821029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in_validate</text:p>
          </table:table-cell>
          <table:table-cell office:value-type="float" office:value="0.101805" calcext:value-type="float">
            <text:p>0.1018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3216" calcext:value-type="float">
            <text:p>1.03216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103877" calcext:value-type="float">
            <text:p>0.10387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296" calcext:value-type="float">
            <text:p>1.0629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4851" calcext:value-type="float">
            <text:p>32.485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95" calcext:value-type="float">
            <text:p>0.11319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39" calcext:value-type="float">
            <text:p>1.0583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4274" calcext:value-type="float">
            <text:p>23.42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863" calcext:value-type="float">
            <text:p>0.10386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38" calcext:value-type="float">
            <text:p>1.00538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firstquartile_validate</text:p>
          </table:table-cell>
          <table:table-cell office:value-type="float" office:value="0.119725" calcext:value-type="float">
            <text:p>0.11972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2484" calcext:value-type="float">
            <text:p>1.22484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189" calcext:value-type="float">
            <text:p>0.11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7917" calcext:value-type="float">
            <text:p>1.279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54.548" calcext:value-type="float">
            <text:p>54.54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805" calcext:value-type="float">
            <text:p>0.12880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67" calcext:value-type="float">
            <text:p>1.2966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0513" calcext:value-type="float">
            <text:p>27.05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4429" calcext:value-type="float">
            <text:p>0.1244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5925" calcext:value-type="float">
            <text:p>1.1592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dian_validate</text:p>
          </table:table-cell>
          <table:table-cell office:value-type="float" office:value="0.135286" calcext:value-type="float">
            <text:p>0.13528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2323" calcext:value-type="float">
            <text:p>1.42323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37076" calcext:value-type="float">
            <text:p>0.13707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3129" calcext:value-type="float">
            <text:p>1.431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6.0144" calcext:value-type="float">
            <text:p>56.014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5631" calcext:value-type="float">
            <text:p>0.145631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0284" calcext:value-type="float">
            <text:p>1.5028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4669" calcext:value-type="float">
            <text:p>27.46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125" calcext:value-type="float">
            <text:p>0.15012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8007" calcext:value-type="float">
            <text:p>1.38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thirdquartile_validate</text:p>
          </table:table-cell>
          <table:table-cell office:value-type="float" office:value="0.158048" calcext:value-type="float">
            <text:p>0.15804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844" calcext:value-type="float">
            <text:p>1.60844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61478" calcext:value-type="float">
            <text:p>0.16147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357" calcext:value-type="float">
            <text:p>1.603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8.3077" calcext:value-type="float">
            <text:p>58.307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6423" calcext:value-type="float">
            <text:p>0.16642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3694" calcext:value-type="float">
            <text:p>1.6369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3781" calcext:value-type="float">
            <text:p>28.37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2291" calcext:value-type="float">
            <text:p>0.18229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79252" calcext:value-type="float">
            <text:p>1.79252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ax_validate</text:p>
          </table:table-cell>
          <table:table-cell office:value-type="float" office:value="1.1244" calcext:value-type="float">
            <text:p>1.124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0104" calcext:value-type="float">
            <text:p>2.00104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234602" calcext:value-type="float">
            <text:p>0.23460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3945" calcext:value-type="float">
            <text:p>2.039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60.0974" calcext:value-type="float">
            <text:p>60.097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5705" calcext:value-type="float">
            <text:p>0.18570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6098" calcext:value-type="float">
            <text:p>2.1609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0978" calcext:value-type="float">
            <text:p>30.0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221" calcext:value-type="float">
            <text:p>0.1272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437" calcext:value-type="float">
            <text:p>1.1943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an_validate</text:p>
          </table:table-cell>
          <table:table-cell office:value-type="float" office:value="0.187969" calcext:value-type="float">
            <text:p>0.18796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2304" calcext:value-type="float">
            <text:p>1.42304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40602" calcext:value-type="float">
            <text:p>0.14060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822" calcext:value-type="float">
            <text:p>1.4482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2.5792" calcext:value-type="float">
            <text:p>52.579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416" calcext:value-type="float">
            <text:p>0.14741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8893" calcext:value-type="float">
            <text:p>1.4889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6163" calcext:value-type="float">
            <text:p>27.61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859" calcext:value-type="float">
            <text:p>0.0278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3854" calcext:value-type="float">
            <text:p>0.233854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stddev_validate</text:p>
          </table:table-cell>
          <table:table-cell office:value-type="float" office:value="0.209585" calcext:value-type="float">
            <text:p>0.20958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0173" calcext:value-type="float">
            <text:p>0.220173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5323" calcext:value-type="float">
            <text:p>0.02532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0536" calcext:value-type="float">
            <text:p>0.2005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8.70421" calcext:value-type="float">
            <text:p>8.7042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1835" calcext:value-type="float">
            <text:p>0.02118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2357" calcext:value-type="float">
            <text:p>0.23235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21155" calcext:value-type="float">
            <text:p>1.21155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4711" calcext:value-type="float">
            <text:p>0.01447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64122" calcext:value-type="float">
            <text:p>0.0564122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graph_generation</text:p>
          </table:table-cell>
          <table:table-cell office:value-type="float" office:value="0.0185802" calcext:value-type="float">
            <text:p>0.0185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81" calcext:value-type="float">
            <text:p>0.024581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226629" calcext:value-type="float">
            <text:p>0.02266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4399" calcext:value-type="float">
            <text:p>0.02643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4719" calcext:value-type="float">
            <text:p>0.06847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8398" calcext:value-type="float">
            <text:p>0.088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18028" calcext:value-type="float">
            <text:p>0.09180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42819" calcext:value-type="float">
            <text:p>0.07428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5789" calcext:value-type="float">
            <text:p>0.001957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6592" calcext:value-type="float">
            <text:p>0.076592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construction_time</text:p>
          </table:table-cell>
          <table:table-cell office:value-type="float" office:value="0.00417495" calcext:value-type="float">
            <text:p>0.00417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684" calcext:value-type="float">
            <text:p>0.013684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104499" calcext:value-type="float">
            <text:p>0.01044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363" calcext:value-type="float">
            <text:p>0.01836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741" calcext:value-type="float">
            <text:p>0.073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0771" calcext:value-type="float">
            <text:p>0.1007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62169" calcext:value-type="float">
            <text:p>0.08621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4493" calcext:value-type="float">
            <text:p>0.1044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707" calcext:value-type="float">
            <text:p>0.000297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9188" calcext:value-type="float">
            <text:p>0.00209188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81" calcext:value-type="float">
            <text:p>0.0014081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2935" calcext:value-type="float">
            <text:p>0.00023293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2046" calcext:value-type="float">
            <text:p>0.00098204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301" calcext:value-type="float">
            <text:p>0.005383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5905" calcext:value-type="float">
            <text:p>0.0003159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29935" calcext:value-type="float">
            <text:p>0.00082993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3108" calcext:value-type="float">
            <text:p>0.003431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10183" calcext:value-type="float">
            <text:p>0.0003101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705" calcext:value-type="float">
            <text:p>0.0021270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598" calcext:value-type="float">
            <text:p>0.00142598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48432" calcext:value-type="float">
            <text:p>0.0002484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99" calcext:value-type="float">
            <text:p>0.0010089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46801" calcext:value-type="float">
            <text:p>0.005468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535" calcext:value-type="float">
            <text:p>0.0003415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90003" calcext:value-type="float">
            <text:p>0.000900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4052" calcext:value-type="float">
            <text:p>0.003540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805" calcext:value-type="float">
            <text:p>0.000318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504" calcext:value-type="float">
            <text:p>0.00213504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dian_time</text:p>
          </table:table-cell>
          <table:table-cell office:value-type="float" office:value="0.000257492" calcext:value-type="float">
            <text:p>0.0002574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266" calcext:value-type="float">
            <text:p>0.00143266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1995" calcext:value-type="float">
            <text:p>0.001019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51653" calcext:value-type="float">
            <text:p>0.0055165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9324" calcext:value-type="float">
            <text:p>0.00037932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634" calcext:value-type="float">
            <text:p>0.0009236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764" calcext:value-type="float">
            <text:p>0.0035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2104" calcext:value-type="float">
            <text:p>0.00032210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697" calcext:value-type="float">
            <text:p>0.0021569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thirdquartile_time</text:p>
          </table:table-cell>
          <table:table-cell office:value-type="float" office:value="0.000265598" calcext:value-type="float">
            <text:p>0.0002655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07" calcext:value-type="float">
            <text:p>0.00145507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85983" calcext:value-type="float">
            <text:p>0.00028598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06" calcext:value-type="float">
            <text:p>0.001046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57542" calcext:value-type="float">
            <text:p>0.005575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576" calcext:value-type="float">
            <text:p>0.0003895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54509" calcext:value-type="float">
            <text:p>0.00095450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3195" calcext:value-type="float">
            <text:p>0.00363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8793" calcext:value-type="float">
            <text:p>0.0003387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7312" calcext:value-type="float">
            <text:p>0.077312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ax_time</text:p>
          </table:table-cell>
          <table:table-cell office:value-type="float" office:value="0.000282049" calcext:value-type="float">
            <text:p>0.000282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78385" calcext:value-type="float">
            <text:p>0.00178385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463009" calcext:value-type="float">
            <text:p>0.0004630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7771" calcext:value-type="float">
            <text:p>0.00277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3985" calcext:value-type="float">
            <text:p>0.006739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6922" calcext:value-type="float">
            <text:p>0.1069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3272" calcext:value-type="float">
            <text:p>0.09327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2852" calcext:value-type="float">
            <text:p>0.02628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6858" calcext:value-type="float">
            <text:p>0.00031685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3166" calcext:value-type="float">
            <text:p>0.0033166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an_time</text:p>
          </table:table-cell>
          <table:table-cell office:value-type="float" office:value="0.000255987" calcext:value-type="float">
            <text:p>0.000255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804" calcext:value-type="float">
            <text:p>0.00144804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74584" calcext:value-type="float">
            <text:p>0.0002745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7218" calcext:value-type="float">
            <text:p>0.0010721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5371" calcext:value-type="float">
            <text:p>0.0055537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06143" calcext:value-type="float">
            <text:p>0.002061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7457" calcext:value-type="float">
            <text:p>0.002374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94046" calcext:value-type="float">
            <text:p>0.003940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29857" calcext:value-type="float">
            <text:p>9.30E-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93963" calcext:value-type="float">
            <text:p>0.0093963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stddev_time</text:p>
          </table:table-cell>
          <table:table-cell table:style-name="ce1" office:value-type="float" office:value="0.0000123847" calcext:value-type="float">
            <text:p>1.24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45638" calcext:value-type="float">
            <text:p>5.46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35594" calcext:value-type="float">
            <text:p>3.56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768" calcext:value-type="float">
            <text:p>0.000267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2467" calcext:value-type="float">
            <text:p>0.0001824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33171" calcext:value-type="float">
            <text:p>0.01331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5426" calcext:value-type="float">
            <text:p>0.011542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388" calcext:value-type="float">
            <text:p>0.00283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180000" calcext:value-type="float">
            <text:p>2.42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7669" calcext:value-type="float">
            <text:p>847669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in_TEPS</text:p>
          </table:table-cell>
          <table:table-cell table:style-name="ce1" office:value-type="float" office:value="29044600" calcext:value-type="float">
            <text:p>2.9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6738000" calcext:value-type="float">
            <text:p>3.67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17693000" calcext:value-type="float">
            <text:p>1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598400" calcext:value-type="float">
            <text:p>2.3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88800" calcext:value-type="float">
            <text:p>7.78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6616.5" calcext:value-type="float">
            <text:p>76616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02623" calcext:value-type="float">
            <text:p>70262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946000" calcext:value-type="float">
            <text:p>1.99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432800" calcext:value-type="float">
            <text:p>2.5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82900" calcext:value-type="float">
            <text:p>3.04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firstquartile_TEPS</text:p>
          </table:table-cell>
          <table:table-cell table:style-name="ce1" office:value-type="float" office:value="308436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39100" calcext:value-type="float">
            <text:p>4.50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TEPS</text:p>
          </table:table-cell>
          <table:table-cell table:style-name="ce1" office:value-type="float" office:value="28645100" calcext:value-type="float">
            <text:p>2.86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64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035100" calcext:value-type="float">
            <text:p>9.4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280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8658400" calcext:value-type="float">
            <text:p>6.87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44354000" calcext:value-type="float">
            <text:p>1.44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5756900" calcext:value-type="float">
            <text:p>2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95000" calcext:value-type="float">
            <text:p>3.07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dian_TEPS</text:p>
          </table:table-cell>
          <table:table-cell table:style-name="ce1" office:value-type="float" office:value="31814600" calcext:value-type="float">
            <text:p>3.1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743700" calcext:value-type="float">
            <text:p>4.57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252900" calcext:value-type="float">
            <text:p>6.4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5038900" calcext:value-type="float">
            <text:p>9.5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96300" calcext:value-type="float">
            <text:p>2.16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535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6596000" calcext:value-type="float">
            <text:p>1.47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4103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10300" calcext:value-type="float">
            <text:p>3.08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57800" calcext:value-type="float">
            <text:p>4.60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29748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513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5882200" calcext:value-type="float">
            <text:p>9.5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85900" calcext:value-type="float">
            <text:p>2.40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2814200" calcext:value-type="float">
            <text:p>7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8082000" calcext:value-type="float">
            <text:p>1.48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760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28200" calcext:value-type="float">
            <text:p>3.13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41400" calcext:value-type="float">
            <text:p>4.65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5168600" calcext:value-type="float">
            <text:p>3.5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33100" calcext:value-type="float">
            <text:p>6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396200" calcext:value-type="float">
            <text:p>9.7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931900" calcext:value-type="float">
            <text:p>2.59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8964000" calcext:value-type="float">
            <text:p>7.9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805000" calcext:value-type="float">
            <text:p>1.53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5853800" calcext:value-type="float">
            <text:p>2.5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9700" calcext:value-type="float">
            <text:p>1.98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harmonic_mean_TEPS</text:p>
          </table:table-cell>
          <table:table-cell table:style-name="ce1" office:value-type="float" office:value="32001600" calcext:value-type="float">
            <text:p>3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257900" calcext:value-type="float">
            <text:p>4.53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29834300" calcext:value-type="float">
            <text:p>2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122900" calcext:value-type="float">
            <text:p>6.1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4402700" calcext:value-type="float">
            <text:p>9.4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73930" calcext:value-type="float">
            <text:p>3.97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27598700" calcext:value-type="float">
            <text:p>2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3052000" calcext:value-type="float">
            <text:p>1.33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5588.5" calcext:value-type="float">
            <text:p>95588.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7053000" calcext:value-type="float">
            <text:p>7.05E+006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harmonic_stddev_TEPS</text:p>
          </table:table-cell>
          <table:table-cell office:value-type="float" office:value="195061" calcext:value-type="float">
            <text:p>19506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857" calcext:value-type="float">
            <text:p>21485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487245" calcext:value-type="float">
            <text:p>48724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922570" calcext:value-type="float">
            <text:p>1.92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90764" calcext:value-type="float">
            <text:p>390764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234380" calcext:value-type="float">
            <text:p>3.23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6902000" calcext:value-type="float">
            <text:p>1.6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076400" calcext:value-type="float">
            <text:p>1.21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7357" calcext:value-type="float">
            <text:p>0.0873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32943" calcext:value-type="float">
            <text:p>0.832943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in_validate</text:p>
          </table:table-cell>
          <table:table-cell office:value-type="float" office:value="0.0963159" calcext:value-type="float">
            <text:p>0.09631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763" calcext:value-type="float">
            <text:p>1.02763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104065" calcext:value-type="float">
            <text:p>0.10406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57" calcext:value-type="float">
            <text:p>1.05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6401" calcext:value-type="float">
            <text:p>32.64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482" calcext:value-type="float">
            <text:p>0.11348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175" calcext:value-type="float">
            <text:p>1.0617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3713" calcext:value-type="float">
            <text:p>23.37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617" calcext:value-type="float">
            <text:p>0.1046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58" calcext:value-type="float">
            <text:p>1.00558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firstquartile_validate</text:p>
          </table:table-cell>
          <table:table-cell office:value-type="float" office:value="0.113421" calcext:value-type="float">
            <text:p>0.1134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932" calcext:value-type="float">
            <text:p>1.21932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19668" calcext:value-type="float">
            <text:p>0.11966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785" calcext:value-type="float">
            <text:p>1.3178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8.1286" calcext:value-type="float">
            <text:p>38.128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9998" calcext:value-type="float">
            <text:p>0.1299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8529" calcext:value-type="float">
            <text:p>1.2852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1106" calcext:value-type="float">
            <text:p>27.11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4677" calcext:value-type="float">
            <text:p>0.12467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6736" calcext:value-type="float">
            <text:p>1.16736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dian_validate</text:p>
          </table:table-cell>
          <table:table-cell office:value-type="float" office:value="0.132573" calcext:value-type="float">
            <text:p>0.1325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37112" calcext:value-type="float">
            <text:p>1.37112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34872" calcext:value-type="float">
            <text:p>0.13487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43" calcext:value-type="float">
            <text:p>1.4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39.0644" calcext:value-type="float">
            <text:p>39.064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7254" calcext:value-type="float">
            <text:p>0.14725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08" calcext:value-type="float">
            <text:p>1.4740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7682" calcext:value-type="float">
            <text:p>27.76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2444" calcext:value-type="float">
            <text:p>0.15244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7239" calcext:value-type="float">
            <text:p>1.37239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thirdquartile_validate</text:p>
          </table:table-cell>
          <table:table-cell office:value-type="float" office:value="0.156941" calcext:value-type="float">
            <text:p>0.15694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8737" calcext:value-type="float">
            <text:p>1.58737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3698" calcext:value-type="float">
            <text:p>0.15369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963" calcext:value-type="float">
            <text:p>1.5696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40.4594" calcext:value-type="float">
            <text:p>40.459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8057" calcext:value-type="float">
            <text:p>0.1680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9707" calcext:value-type="float">
            <text:p>1.5970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4309" calcext:value-type="float">
            <text:p>28.43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749" calcext:value-type="float">
            <text:p>0.1874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9585" calcext:value-type="float">
            <text:p>1.6958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ax_validate</text:p>
          </table:table-cell>
          <table:table-cell office:value-type="float" office:value="0.181062" calcext:value-type="float">
            <text:p>0.1810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172" calcext:value-type="float">
            <text:p>1.9172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8043" calcext:value-type="float">
            <text:p>0.1804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82627" calcext:value-type="float">
            <text:p>1.826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42.1245" calcext:value-type="float">
            <text:p>42.12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807406" calcext:value-type="float">
            <text:p>0.80740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624" calcext:value-type="float">
            <text:p>1.962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2831" calcext:value-type="float">
            <text:p>30.28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8381" calcext:value-type="float">
            <text:p>0.12838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20376" calcext:value-type="float">
            <text:p>1.20376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an_validate</text:p>
          </table:table-cell>
          <table:table-cell office:value-type="float" office:value="0.135136" calcext:value-type="float">
            <text:p>0.13513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0232" calcext:value-type="float">
            <text:p>1.40232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7638" calcext:value-type="float">
            <text:p>0.13763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218" calcext:value-type="float">
            <text:p>1.4421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39.0688" calcext:value-type="float">
            <text:p>39.068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58945" calcext:value-type="float">
            <text:p>0.15894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5828" calcext:value-type="float">
            <text:p>1.4582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8339" calcext:value-type="float">
            <text:p>27.83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91934" calcext:value-type="float">
            <text:p>0.029193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74" calcext:value-type="float">
            <text:p>0.239174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stddev_validate</text:p>
          </table:table-cell>
          <table:table-cell office:value-type="float" office:value="0.0248792" calcext:value-type="float">
            <text:p>0.024879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18853" calcext:value-type="float">
            <text:p>0.218853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17296" calcext:value-type="float">
            <text:p>0.021729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67901" calcext:value-type="float">
            <text:p>0.16790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92249" calcext:value-type="float">
            <text:p>1.9224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51459" calcext:value-type="float">
            <text:p>0.08514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97832" calcext:value-type="float">
            <text:p>0.19783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36023" calcext:value-type="float">
            <text:p>1.36023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0328" calcext:value-type="float">
            <text:p>0.01403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14" calcext:value-type="float">
            <text:p>0.01914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graph_generation</text:p>
          </table:table-cell>
          <table:table-cell office:value-type="float" office:value="0.019206" calcext:value-type="float">
            <text:p>0.01920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753" calcext:value-type="float">
            <text:p>0.022753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231788" calcext:value-type="float">
            <text:p>0.023178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65531" calcext:value-type="float">
            <text:p>0.06655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71878" calcext:value-type="float">
            <text:p>0.067187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2672" calcext:value-type="float">
            <text:p>0.0242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0817" calcext:value-type="float">
            <text:p>0.030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8111" calcext:value-type="float">
            <text:p>0.06981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7721" calcext:value-type="float">
            <text:p>0.001977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986" calcext:value-type="float">
            <text:p>0.011986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construction_time</text:p>
          </table:table-cell>
          <table:table-cell office:value-type="float" office:value="0.00422406" calcext:value-type="float">
            <text:p>0.0042240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8632" calcext:value-type="float">
            <text:p>0.0128632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10515" calcext:value-type="float">
            <text:p>0.0105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99408" calcext:value-type="float">
            <text:p>0.079940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7338" calcext:value-type="float">
            <text:p>0.07373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90951" calcext:value-type="float">
            <text:p>0.0590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6921" calcext:value-type="float">
            <text:p>0.0669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9908" calcext:value-type="float">
            <text:p>0.07399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9931" calcext:value-type="float">
            <text:p>0.0002999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7686" calcext:value-type="float">
            <text:p>0.00207686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8007" calcext:value-type="float">
            <text:p>0.0009880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9398" calcext:value-type="float">
            <text:p>0.005393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209" calcext:value-type="float">
            <text:p>0.000312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36134" calcext:value-type="float">
            <text:p>0.00083613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898" calcext:value-type="float">
            <text:p>0.00538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083" calcext:value-type="float">
            <text:p>0.00030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1644" calcext:value-type="float">
            <text:p>0.00211644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firstquartile_time</text:p>
          </table:table-cell>
          <table:table-cell office:value-type="float" office:value="0.000243545" calcext:value-type="float">
            <text:p>0.00024354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3" calcext:value-type="float">
            <text:p>0.001423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1101" calcext:value-type="float">
            <text:p>0.001011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47004" calcext:value-type="float">
            <text:p>0.005470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894547" calcext:value-type="float">
            <text:p>0.00089454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445" calcext:value-type="float">
            <text:p>0.005564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2646" calcext:value-type="float">
            <text:p>0.00212646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dian_time</text:p>
          </table:table-cell>
          <table:table-cell office:value-type="float" office:value="0.000256896" calcext:value-type="float">
            <text:p>0.0002568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003" calcext:value-type="float">
            <text:p>0.00143003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842" calcext:value-type="float">
            <text:p>0.001028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52249" calcext:value-type="float">
            <text:p>0.005522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039" calcext:value-type="float">
            <text:p>0.0003800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991" calcext:value-type="float">
            <text:p>0.0009239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154" calcext:value-type="float">
            <text:p>0.005611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911" calcext:value-type="float">
            <text:p>0.00032091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4493" calcext:value-type="float">
            <text:p>0.00214493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thirdquartile_time</text:p>
          </table:table-cell>
          <table:table-cell office:value-type="float" office:value="0.000265837" calcext:value-type="float">
            <text:p>0.0002658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149" calcext:value-type="float">
            <text:p>0.00145149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028491" calcext:value-type="float">
            <text:p>0.000284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785" calcext:value-type="float">
            <text:p>0.001047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60248" calcext:value-type="float">
            <text:p>0.005602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053" calcext:value-type="float">
            <text:p>0.000390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46999" calcext:value-type="float">
            <text:p>0.0009469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846" calcext:value-type="float">
            <text:p>0.005708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6885" calcext:value-type="float">
            <text:p>0.0003368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551" calcext:value-type="float">
            <text:p>0.0023551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239" calcext:value-type="float">
            <text:p>0.0018239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0457048" calcext:value-type="float">
            <text:p>0.0004570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1461" calcext:value-type="float">
            <text:p>0.06014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65808" calcext:value-type="float">
            <text:p>0.006658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1081" calcext:value-type="float">
            <text:p>0.021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59631" calcext:value-type="float">
            <text:p>0.02596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4486" calcext:value-type="float">
            <text:p>0.006744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4374" calcext:value-type="float">
            <text:p>0.000314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3387" calcext:value-type="float">
            <text:p>0.0021338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an_time</text:p>
          </table:table-cell>
          <table:table-cell office:value-type="float" office:value="0.000255123" calcext:value-type="float">
            <text:p>0.0002551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492" calcext:value-type="float">
            <text:p>0.00144492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0271987" calcext:value-type="float">
            <text:p>0.000271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5628" calcext:value-type="float">
            <text:p>0.001956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6563" calcext:value-type="float">
            <text:p>0.005565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9953" calcext:value-type="float">
            <text:p>0.000719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32251" calcext:value-type="float">
            <text:p>0.001322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12" calcext:value-type="float">
            <text:p>0.005653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04144" calcext:value-type="float">
            <text:p>9.04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88608" calcext:value-type="float">
            <text:p>3.89E-00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stddev_time</text:p>
          </table:table-cell>
          <table:table-cell table:style-name="ce1" office:value-type="float" office:value="0.000013583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2747" calcext:value-type="float">
            <text:p>5.83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table:style-name="ce1" office:value-type="float" office:value="0.0000304656" calcext:value-type="float">
            <text:p>3.05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38928" calcext:value-type="float">
            <text:p>0.007389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1378" calcext:value-type="float">
            <text:p>0.0001813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941" calcext:value-type="float">
            <text:p>0.002594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1294" calcext:value-type="float">
            <text:p>0.00312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10121" calcext:value-type="float">
            <text:p>0.0002101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316900" calcext:value-type="float">
            <text:p>2.4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826900" calcext:value-type="float">
            <text:p>2.78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931200" calcext:value-type="float">
            <text:p>3.59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17923700" calcext:value-type="float">
            <text:p>1.7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89600" calcext:value-type="float">
            <text:p>1.0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8744200" calcext:value-type="float">
            <text:p>7.8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88597" calcext:value-type="float">
            <text:p>38859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24160" calcext:value-type="float">
            <text:p>2.5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31000" calcext:value-type="float">
            <text:p>7.77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273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553400" calcext:value-type="float">
            <text:p>3.06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firstquartile_TEPS</text:p>
          </table:table-cell>
          <table:table-cell table:style-name="ce1" office:value-type="float" office:value="308159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150100" calcext:value-type="float">
            <text:p>4.52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TEPS</text:p>
          </table:table-cell>
          <table:table-cell table:style-name="ce1" office:value-type="float" office:value="28752900" calcext:value-type="float">
            <text:p>2.88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542400" calcext:value-type="float">
            <text:p>6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3580900" calcext:value-type="float">
            <text:p>9.3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766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9202800" calcext:value-type="float">
            <text:p>6.92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91843600" calcext:value-type="float">
            <text:p>9.18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818900" calcext:value-type="float">
            <text:p>3.08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dian_TEPS</text:p>
          </table:table-cell>
          <table:table-cell table:style-name="ce1" office:value-type="float" office:value="318884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827600" calcext:value-type="float">
            <text:p>4.58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724100" calcext:value-type="float">
            <text:p>6.3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4936300" calcext:value-type="float">
            <text:p>9.4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55700" calcext:value-type="float">
            <text:p>2.16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26000" calcext:value-type="float">
            <text:p>7.0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429800" calcext:value-type="float">
            <text:p>9.34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768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964700" calcext:value-type="float">
            <text:p>3.10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thirdquartile_TEPS</text:p>
          </table:table-cell>
          <table:table-cell table:style-name="ce1" office:value-type="float" office:value="33636600" calcext:value-type="float">
            <text:p>3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054100" calcext:value-type="float">
            <text:p>4.61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32630300" calcext:value-type="float">
            <text:p>3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821100" calcext:value-type="float">
            <text:p>6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5846700" calcext:value-type="float">
            <text:p>9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65400" calcext:value-type="float">
            <text:p>2.43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3260600" calcext:value-type="float">
            <text:p>7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220400" calcext:value-type="float">
            <text:p>9.42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313000" calcext:value-type="float">
            <text:p>2.7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554800" calcext:value-type="float">
            <text:p>3.16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330500" calcext:value-type="float">
            <text:p>6.6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198100" calcext:value-type="float">
            <text:p>9.7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248800" calcext:value-type="float">
            <text:p>2.62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8378600" calcext:value-type="float">
            <text:p>7.8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288400" calcext:value-type="float">
            <text:p>9.73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058200" calcext:value-type="float">
            <text:p>2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711800" calcext:value-type="float">
            <text:p>3.07E+00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harmonic_mean_TEPS</text:p>
          </table:table-cell>
          <table:table-cell table:style-name="ce1" office:value-type="float" office:value="32110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355500" calcext:value-type="float">
            <text:p>4.54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30119100" calcext:value-type="float">
            <text:p>3.0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499700" calcext:value-type="float">
            <text:p>3.3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4200400" calcext:value-type="float">
            <text:p>9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378500" calcext:value-type="float">
            <text:p>1.14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49553600" calcext:value-type="float">
            <text:p>4.9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42600" calcext:value-type="float">
            <text:p>9.27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4420.3" calcext:value-type="float">
            <text:p>94420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0465.7" calcext:value-type="float">
            <text:p>70465.7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harmonic_stddev_TEPS</text:p>
          </table:table-cell>
          <table:table-cell office:value-type="float" office:value="215385" calcext:value-type="float">
            <text:p>21538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0461" calcext:value-type="float">
            <text:p>230461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425043" calcext:value-type="float">
            <text:p>425043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941900" calcext:value-type="float">
            <text:p>1.59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86769" calcext:value-type="float">
            <text:p>386769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65320" calcext:value-type="float">
            <text:p>5.17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4773000" calcext:value-type="float">
            <text:p>1.48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34301" calcext:value-type="float">
            <text:p>434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3648" calcext:value-type="float">
            <text:p>0.085364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3874" calcext:value-type="float">
            <text:p>0.823874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in_validate</text:p>
          </table:table-cell>
          <table:table-cell office:value-type="float" office:value="0.096658" calcext:value-type="float">
            <text:p>0.09665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49" calcext:value-type="float">
            <text:p>1.0249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0.105671" calcext:value-type="float">
            <text:p>0.10567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918" calcext:value-type="float">
            <text:p>1.0591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4668" calcext:value-type="float">
            <text:p>32.466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797" calcext:value-type="float">
            <text:p>0.11379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043" calcext:value-type="float">
            <text:p>1.0604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8195" calcext:value-type="float">
            <text:p>32.8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098" calcext:value-type="float">
            <text:p>0.1040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989075" calcext:value-type="float">
            <text:p>0.98907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firstquartile_validate</text:p>
          </table:table-cell>
          <table:table-cell office:value-type="float" office:value="0.113694" calcext:value-type="float">
            <text:p>0.11369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715" calcext:value-type="float">
            <text:p>1.21715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0.120312" calcext:value-type="float">
            <text:p>0.12031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37" calcext:value-type="float">
            <text:p>1.2963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8.1761" calcext:value-type="float">
            <text:p>38.176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116" calcext:value-type="float">
            <text:p>0.12811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245" calcext:value-type="float">
            <text:p>1.3124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7.937" calcext:value-type="float">
            <text:p>37.9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275" calcext:value-type="float">
            <text:p>0.1227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731" calcext:value-type="float">
            <text:p>1.1731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dian_validate</text:p>
          </table:table-cell>
          <table:table-cell office:value-type="float" office:value="0.132357" calcext:value-type="float">
            <text:p>0.1323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0419" calcext:value-type="float">
            <text:p>1.40419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0.135756" calcext:value-type="float">
            <text:p>0.13575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1462" calcext:value-type="float">
            <text:p>1.5146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39.1536" calcext:value-type="float">
            <text:p>39.15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8312" calcext:value-type="float">
            <text:p>0.1483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6655" calcext:value-type="float">
            <text:p>1.4665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5.1622" calcext:value-type="float">
            <text:p>55.16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151" calcext:value-type="float">
            <text:p>0.15015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4039" calcext:value-type="float">
            <text:p>1.4039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thirdquartile_validate</text:p>
          </table:table-cell>
          <table:table-cell office:value-type="float" office:value="0.155738" calcext:value-type="float">
            <text:p>0.15573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89" calcext:value-type="float">
            <text:p>1.5689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0.155897" calcext:value-type="float">
            <text:p>0.15589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70066" calcext:value-type="float">
            <text:p>1.700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40.7096" calcext:value-type="float">
            <text:p>40.709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9173" calcext:value-type="float">
            <text:p>0.1691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3835" calcext:value-type="float">
            <text:p>1.6383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7.6215" calcext:value-type="float">
            <text:p>57.62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4675" calcext:value-type="float">
            <text:p>0.467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7309" calcext:value-type="float">
            <text:p>1.67309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ax_validate</text:p>
          </table:table-cell>
          <table:table-cell office:value-type="float" office:value="0.178785" calcext:value-type="float">
            <text:p>0.17878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8207" calcext:value-type="float">
            <text:p>2.08207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0.177893" calcext:value-type="float">
            <text:p>0.17789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995" calcext:value-type="float">
            <text:p>2.199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3.7162" calcext:value-type="float">
            <text:p>53.71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90428" calcext:value-type="float">
            <text:p>0.19042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44907" calcext:value-type="float">
            <text:p>2.449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9.6925" calcext:value-type="float">
            <text:p>59.69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30824" calcext:value-type="float">
            <text:p>0.13082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631" calcext:value-type="float">
            <text:p>1.19631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mean_validate</text:p>
          </table:table-cell>
          <table:table-cell office:value-type="float" office:value="0.134212" calcext:value-type="float">
            <text:p>0.13421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1357" calcext:value-type="float">
            <text:p>1.41357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0.138204" calcext:value-type="float">
            <text:p>0.13820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51979" calcext:value-type="float">
            <text:p>1.519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39.3806" calcext:value-type="float">
            <text:p>39.380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8713" calcext:value-type="float">
            <text:p>0.14871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9144" calcext:value-type="float">
            <text:p>1.4914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49.9373" calcext:value-type="float">
            <text:p>49.93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502837" calcext:value-type="float">
            <text:p>0.050283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7215" calcext:value-type="float">
            <text:p>0.237215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stddev_validate</text:p>
          </table:table-cell>
          <table:table-cell office:value-type="float" office:value="0.0235622" calcext:value-type="float">
            <text:p>0.02356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8925" calcext:value-type="float">
            <text:p>0.228925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0.0212376" calcext:value-type="float">
            <text:p>0.021237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53836" calcext:value-type="float">
            <text:p>0.2538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65613" calcext:value-type="float">
            <text:p>2.6561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27338" calcext:value-type="float">
            <text:p>0.022733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45078" calcext:value-type="float">
            <text:p>0.24507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9.67056" calcext:value-type="float">
            <text:p>9.67056</text:p>
          </table:table-cell>
          <table:table-cell table:number-columns-repeated="20"/>
        </table:table-row>
        <table:table-row table:style-name="ro1">
          <table:table-cell table:number-columns-repeated="5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7231" calcext:value-type="float">
            <text:p>0.0147231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84722" calcext:value-type="float">
            <text:p>0.018472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662711" calcext:value-type="float">
            <text:p>0.0662711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8496" calcext:value-type="float">
            <text:p>0.0684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91" calcext:value-type="float">
            <text:p>0.0245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6505" calcext:value-type="float">
            <text:p>0.0019650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22812" calcext:value-type="float">
            <text:p>0.00422812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37622" calcext:value-type="float">
            <text:p>0.037622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831811" calcext:value-type="float">
            <text:p>0.08318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25" calcext:value-type="float">
            <text:p>0.0588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5162" calcext:value-type="float">
            <text:p>0.000295162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0074" calcext:value-type="float">
            <text:p>0.000230074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3889" calcext:value-type="float">
            <text:p>0.000233889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9899" calcext:value-type="float">
            <text:p>0.005398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441" calcext:value-type="float">
            <text:p>0.000307441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4021" calcext:value-type="float">
            <text:p>0.000244021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9386" calcext:value-type="float">
            <text:p>0.000249386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9901" calcext:value-type="float">
            <text:p>0.005499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5905" calcext:value-type="float">
            <text:p>0.00031590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4035" calcext:value-type="float">
            <text:p>0.00025403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77519" calcext:value-type="float">
            <text:p>0.000277519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8603" calcext:value-type="float">
            <text:p>0.00558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993" calcext:value-type="float">
            <text:p>0.0003809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196" calcext:value-type="float">
            <text:p>0.000320196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4645" calcext:value-type="float">
            <text:p>0.00026464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7056" calcext:value-type="float">
            <text:p>0.000287056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66745" calcext:value-type="float">
            <text:p>0.00566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1006" calcext:value-type="float">
            <text:p>0.0003910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9031" calcext:value-type="float">
            <text:p>0.000339031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27008" calcext:value-type="float">
            <text:p>0.000427008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7128" calcext:value-type="float">
            <text:p>0.00712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2238" calcext:value-type="float">
            <text:p>0.01722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4593" calcext:value-type="float">
            <text:p>0.00031459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4244" calcext:value-type="float">
            <text:p>0.00025424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2408" calcext:value-type="float">
            <text:p>0.000272408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563608" calcext:value-type="float">
            <text:p>0.0056360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656061" calcext:value-type="float">
            <text:p>0.0006560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11927" calcext:value-type="float">
            <text:p>9.12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24946" calcext:value-type="float">
            <text:p>1.25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284151" calcext:value-type="float">
            <text:p>2.84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0028073" calcext:value-type="float">
            <text:p>0.0002807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11147" calcext:value-type="float">
            <text:p>0.002111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163000" calcext:value-type="float">
            <text:p>2.42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9184700" calcext:value-type="float">
            <text:p>1.92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73552900" calcext:value-type="float">
            <text:p>7.36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75620" calcext:value-type="float">
            <text:p>4756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84300" calcext:value-type="float">
            <text:p>2.56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0954700" calcext:value-type="float">
            <text:p>3.10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538000" calcext:value-type="float">
            <text:p>2.85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92508100" calcext:value-type="float">
            <text:p>9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51100" calcext:value-type="float">
            <text:p>2.10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5931900" calcext:value-type="float">
            <text:p>2.59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2247500" calcext:value-type="float">
            <text:p>3.22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518700" calcext:value-type="float">
            <text:p>2.95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93856500" calcext:value-type="float">
            <text:p>9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01700" calcext:value-type="float">
            <text:p>2.1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45800" calcext:value-type="float">
            <text:p>2.66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570800" calcext:value-type="float">
            <text:p>3.36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2848700" calcext:value-type="float">
            <text:p>3.28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341800" calcext:value-type="float">
            <text:p>9.5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754200" calcext:value-type="float">
            <text:p>2.78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605900" calcext:value-type="float">
            <text:p>3.56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025200" calcext:value-type="float">
            <text:p>3.50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108000" calcext:value-type="float">
            <text:p>9.7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040000" calcext:value-type="float">
            <text:p>2.60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221100" calcext:value-type="float">
            <text:p>3.2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0072500" calcext:value-type="float">
            <text:p>3.01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93023000" calcext:value-type="float">
            <text:p>9.3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2486600" calcext:value-type="float">
            <text:p>1.2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5100" calcext:value-type="float">
            <text:p>95100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199499" calcext:value-type="float">
            <text:p>199499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395210" calcext:value-type="float">
            <text:p>395210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583757" calcext:value-type="float">
            <text:p>58375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063090" calcext:value-type="float">
            <text:p>5.06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65669" calcext:value-type="float">
            <text:p>0.086566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5289" calcext:value-type="float">
            <text:p>0.097528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3717" calcext:value-type="float">
            <text:p>0.103717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73" calcext:value-type="float">
            <text:p>32.7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287" calcext:value-type="float">
            <text:p>0.1132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463" calcext:value-type="float">
            <text:p>0.104463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315" calcext:value-type="float">
            <text:p>0.114315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0788" calcext:value-type="float">
            <text:p>0.12078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7.7052" calcext:value-type="float">
            <text:p>37.705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7081" calcext:value-type="float">
            <text:p>0.1270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491" calcext:value-type="float">
            <text:p>0.125491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0257" calcext:value-type="float">
            <text:p>0.130257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5128" calcext:value-type="float">
            <text:p>0.13512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9373" calcext:value-type="float">
            <text:p>39.93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3685" calcext:value-type="float">
            <text:p>0.1436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698" calcext:value-type="float">
            <text:p>0.150698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69" calcext:value-type="float">
            <text:p>0.15569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6772" calcext:value-type="float">
            <text:p>0.156772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58.0924" calcext:value-type="float">
            <text:p>58.092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5552" calcext:value-type="float">
            <text:p>0.1655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2041" calcext:value-type="float">
            <text:p>0.182041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458" calcext:value-type="float">
            <text:p>0.18245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124" calcext:value-type="float">
            <text:p>0.182124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59.7979" calcext:value-type="float">
            <text:p>59.797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6383" calcext:value-type="float">
            <text:p>0.1863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421" calcext:value-type="float">
            <text:p>0.127421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4404" calcext:value-type="float">
            <text:p>0.134404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8611" calcext:value-type="float">
            <text:p>0.138611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47.4851" calcext:value-type="float">
            <text:p>47.485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6505" calcext:value-type="float">
            <text:p>0.1465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3587" calcext:value-type="float">
            <text:p>0.027358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46283" calcext:value-type="float">
            <text:p>0.0246283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8255" calcext:value-type="float">
            <text:p>0.0218255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10.3406" calcext:value-type="float">
            <text:p>10.340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7134" calcext:value-type="float">
            <text:p>0.0217134</text:p>
          </table:table-cell>
          <table:table-cell table:number-columns-repeated="26"/>
        </table:table-row>
        <table:table-row table:style-name="ro1">
          <table:table-cell table:number-columns-repeated="2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78279" calcext:value-type="float">
            <text:p>0.0678279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647" calcext:value-type="float">
            <text:p>0.014647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87802" calcext:value-type="float">
            <text:p>0.018780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622041" calcext:value-type="float">
            <text:p>0.0622041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0367" calcext:value-type="float">
            <text:p>0.1103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104196" calcext:value-type="float">
            <text:p>0.10419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6695" calcext:value-type="float">
            <text:p>0.0019669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94289" calcext:value-type="float">
            <text:p>0.00494289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105979" calcext:value-type="float">
            <text:p>0.0105979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8683" calcext:value-type="float">
            <text:p>0.005386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2879" calcext:value-type="float">
            <text:p>0.1128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1981" calcext:value-type="float">
            <text:p>0.000231981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6034" calcext:value-type="float">
            <text:p>0.000236034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7636" calcext:value-type="float">
            <text:p>0.0054763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899" calcext:value-type="float">
            <text:p>0.00030899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5929" calcext:value-type="float">
            <text:p>0.000245929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2988" calcext:value-type="float">
            <text:p>0.005529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654" calcext:value-type="float">
            <text:p>0.0003416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507" calcext:value-type="float">
            <text:p>0.00031507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5942" calcext:value-type="float">
            <text:p>0.000255942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75612" calcext:value-type="float">
            <text:p>0.000275612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59449" calcext:value-type="float">
            <text:p>0.005594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147" calcext:value-type="float">
            <text:p>0.000381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435" calcext:value-type="float">
            <text:p>0.00032043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3095" calcext:value-type="float">
            <text:p>0.00026309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5625" calcext:value-type="float">
            <text:p>0.000285625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104924" calcext:value-type="float">
            <text:p>0.1049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3629" calcext:value-type="float">
            <text:p>0.0003936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617" calcext:value-type="float">
            <text:p>0.0003361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73022" calcext:value-type="float">
            <text:p>0.000473022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713447" calcext:value-type="float">
            <text:p>0.0071344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7074" calcext:value-type="float">
            <text:p>0.0970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5435" calcext:value-type="float">
            <text:p>0.000315435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4594" calcext:value-type="float">
            <text:p>0.00025459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2088" calcext:value-type="float">
            <text:p>0.000272088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124205" calcext:value-type="float">
            <text:p>0.012420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0674" calcext:value-type="float">
            <text:p>0.001906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76263" calcext:value-type="float">
            <text:p>8.76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13866" calcext:value-type="float">
            <text:p>1.14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324928" calcext:value-type="float">
            <text:p>3.25E-00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086" calcext:value-type="float">
            <text:p>0.0120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4996810" calcext:value-type="float">
            <text:p>5.00E+006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368600" calcext:value-type="float">
            <text:p>2.44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7318400" calcext:value-type="float">
            <text:p>1.73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93714500" calcext:value-type="float">
            <text:p>9.3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389.2" calcext:value-type="float">
            <text:p>84389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65300" calcext:value-type="float">
            <text:p>2.56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1137100" calcext:value-type="float">
            <text:p>3.11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680900" calcext:value-type="float">
            <text:p>2.87E+007</text:p>
          </table:table-cell>
          <table:table-cell table:style-name="ce1"/>
          <table:table-cell table:number-columns-repeated="3"/>
          <table:table-cell office:value-type="string" calcext:value-type="string">
            <text:p>median_TEPS</text:p>
          </table:table-cell>
          <table:table-cell table:style-name="ce1" office:value-type="float" office:value="94809500" calcext:value-type="float">
            <text:p>9.4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811500" calcext:value-type="float">
            <text:p>2.08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00600" calcext:value-type="float">
            <text:p>2.6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2007200" calcext:value-type="float">
            <text:p>3.2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723000" calcext:value-type="float">
            <text:p>2.97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736100" calcext:value-type="float">
            <text:p>9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474800" calcext:value-type="float">
            <text:p>2.1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512100" calcext:value-type="float">
            <text:p>2.65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310500" calcext:value-type="float">
            <text:p>3.33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327200" calcext:value-type="float">
            <text:p>9.7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77500" calcext:value-type="float">
            <text:p>2.40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313200" calcext:value-type="float">
            <text:p>3.53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4706800" calcext:value-type="float">
            <text:p>3.47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73486200" calcext:value-type="float">
            <text:p>7.3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5970500" calcext:value-type="float">
            <text:p>2.60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176700" calcext:value-type="float">
            <text:p>3.2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0107900" calcext:value-type="float">
            <text:p>3.01E+00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table:style-name="ce1" office:value-type="float" office:value="16118100" calcext:value-type="float">
            <text:p>1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96340" calcext:value-type="float">
            <text:p>4.30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893.7" calcext:value-type="float">
            <text:p>90893.7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181308" calcext:value-type="float">
            <text:p>181308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452990" calcext:value-type="float">
            <text:p>452990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4471" calcext:value-type="float">
            <text:p>32.4471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430990" calcext:value-type="float">
            <text:p>3.43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60469" calcext:value-type="float">
            <text:p>0.086046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3201" calcext:value-type="float">
            <text:p>0.0973201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5478" calcext:value-type="float">
            <text:p>0.10547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7.8633" calcext:value-type="float">
            <text:p>37.863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35312" calcext:value-type="float">
            <text:p>0.1353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6387" calcext:value-type="float">
            <text:p>0.106387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052" calcext:value-type="float">
            <text:p>0.114052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2088" calcext:value-type="float">
            <text:p>0.12208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3028" calcext:value-type="float">
            <text:p>39.302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51249" calcext:value-type="float">
            <text:p>0.1512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749" calcext:value-type="float">
            <text:p>0.125749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9241" calcext:value-type="float">
            <text:p>0.129241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7174" calcext:value-type="float">
            <text:p>0.137174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40.7433" calcext:value-type="float">
            <text:p>40.743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71498" calcext:value-type="float">
            <text:p>0.1714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646" calcext:value-type="float">
            <text:p>0.150646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48251" calcext:value-type="float">
            <text:p>0.148251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607" calcext:value-type="float">
            <text:p>0.155607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53.9878" calcext:value-type="float">
            <text:p>53.987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88955" calcext:value-type="float">
            <text:p>0.9889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5958" calcext:value-type="float">
            <text:p>0.18595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7193" calcext:value-type="float">
            <text:p>0.1719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248343" calcext:value-type="float">
            <text:p>0.248343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39.4227" calcext:value-type="float">
            <text:p>39.42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14343" calcext:value-type="float">
            <text:p>1.143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8316" calcext:value-type="float">
            <text:p>0.128316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1267" calcext:value-type="float">
            <text:p>0.13126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40314" calcext:value-type="float">
            <text:p>0.14031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2.72599" calcext:value-type="float">
            <text:p>2.7259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470968" calcext:value-type="float">
            <text:p>0.4709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9831" calcext:value-type="float">
            <text:p>0.0279831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1433" calcext:value-type="float">
            <text:p>0.0211433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45865" calcext:value-type="float">
            <text:p>0.0245865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41957" calcext:value-type="float">
            <text:p>0.41957</text:p>
          </table:table-cell>
          <table:table-cell table:number-columns-repeated="26"/>
        </table:table-row>
        <table:table-row table:style-name="ro1">
          <table:table-cell table:number-columns-repeated="2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826" calcext:value-type="float">
            <text:p>0.06826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36352" calcext:value-type="float">
            <text:p>0.013635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77982" calcext:value-type="float">
            <text:p>0.017798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246129" calcext:value-type="float">
            <text:p>0.0246129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2859" calcext:value-type="float">
            <text:p>0.02628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732479" calcext:value-type="float">
            <text:p>0.0732479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8197" calcext:value-type="float">
            <text:p>0.00198197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23098" calcext:value-type="float">
            <text:p>0.00423098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12223" calcext:value-type="float">
            <text:p>0.012223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7896" calcext:value-type="float">
            <text:p>0.0053789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934" calcext:value-type="float">
            <text:p>0.057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116" calcext:value-type="float">
            <text:p>0.000296116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27928" calcext:value-type="float">
            <text:p>0.000227928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6988" calcext:value-type="float">
            <text:p>0.000236988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6944" calcext:value-type="float">
            <text:p>0.005469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03984" calcext:value-type="float">
            <text:p>0.0003039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6964" calcext:value-type="float">
            <text:p>0.000306964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50578" calcext:value-type="float">
            <text:p>0.000250578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2762" calcext:value-type="float">
            <text:p>0.0055276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7015" calcext:value-type="float">
            <text:p>0.00025701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59545" calcext:value-type="float">
            <text:p>0.0055954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8489" calcext:value-type="float">
            <text:p>0.0003784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3929" calcext:value-type="float">
            <text:p>0.000263929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8486" calcext:value-type="float">
            <text:p>0.000288486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678015" calcext:value-type="float">
            <text:p>0.0067801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196" calcext:value-type="float">
            <text:p>0.000391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3071" calcext:value-type="float">
            <text:p>0.000333071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93016" calcext:value-type="float">
            <text:p>0.000293016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98056" calcext:value-type="float">
            <text:p>0.000498056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557211" calcext:value-type="float">
            <text:p>0.0055721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9299" calcext:value-type="float">
            <text:p>0.0192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3073" calcext:value-type="float">
            <text:p>0.00031307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503" calcext:value-type="float">
            <text:p>0.0002550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4736" calcext:value-type="float">
            <text:p>0.000274736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00190214" calcext:value-type="float">
            <text:p>0.000190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692263" calcext:value-type="float">
            <text:p>0.0006922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6901" calcext:value-type="float">
            <text:p>8.69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27008" calcext:value-type="float">
            <text:p>1.27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347562" calcext:value-type="float">
            <text:p>3.48E-00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37402" calcext:value-type="float">
            <text:p>0.002374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77326500" calcext:value-type="float">
            <text:p>7.73E+007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595400" calcext:value-type="float">
            <text:p>2.46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7957500" calcext:value-type="float">
            <text:p>2.80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6447900" calcext:value-type="float">
            <text:p>1.64E+007</text:p>
          </table:table-cell>
          <table:table-cell table:style-name="ce1"/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93698500" calcext:value-type="float">
            <text:p>9.3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24477" calcext:value-type="float">
            <text:p>4244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1038600" calcext:value-type="float">
            <text:p>3.10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396500" calcext:value-type="float">
            <text:p>2.84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94848300" calcext:value-type="float">
            <text:p>9.4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00100" calcext:value-type="float">
            <text:p>2.09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1873600" calcext:value-type="float">
            <text:p>3.19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857100" calcext:value-type="float">
            <text:p>9.5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43900" calcext:value-type="float">
            <text:p>2.16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87200" calcext:value-type="float">
            <text:p>2.67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165800" calcext:value-type="float">
            <text:p>3.32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2692400" calcext:value-type="float">
            <text:p>3.27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469600" calcext:value-type="float">
            <text:p>9.7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385900" calcext:value-type="float">
            <text:p>2.44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664800" calcext:value-type="float">
            <text:p>2.77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941100" calcext:value-type="float">
            <text:p>3.59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4567100" calcext:value-type="float">
            <text:p>3.46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94090900" calcext:value-type="float">
            <text:p>9.4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948800" calcext:value-type="float">
            <text:p>2.69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166400" calcext:value-type="float">
            <text:p>2.6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121800" calcext:value-type="float">
            <text:p>3.21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29817700" calcext:value-type="float">
            <text:p>2.98E+00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404669" calcext:value-type="float">
            <text:p>404669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833600" calcext:value-type="float">
            <text:p>1.18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1506.5" calcext:value-type="float">
            <text:p>91506.5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201544" calcext:value-type="float">
            <text:p>2015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475248" calcext:value-type="float">
            <text:p>475248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7135" calcext:value-type="float">
            <text:p>32.713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12830" calcext:value-type="float">
            <text:p>5.11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49411" calcext:value-type="float">
            <text:p>0.0849411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0378" calcext:value-type="float">
            <text:p>0.0970378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4584" calcext:value-type="float">
            <text:p>0.104584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8.2801" calcext:value-type="float">
            <text:p>38.2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62" calcext:value-type="float">
            <text:p>0.1131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073" calcext:value-type="float">
            <text:p>0.103073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467" calcext:value-type="float">
            <text:p>0.114467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0274" calcext:value-type="float">
            <text:p>0.120274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1393" calcext:value-type="float">
            <text:p>39.139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30064" calcext:value-type="float">
            <text:p>0.1300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376" calcext:value-type="float">
            <text:p>0.12376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9148" calcext:value-type="float">
            <text:p>0.129148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5701" calcext:value-type="float">
            <text:p>0.135701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40.6546" calcext:value-type="float">
            <text:p>40.654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6599" calcext:value-type="float">
            <text:p>0.1465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1003" calcext:value-type="float">
            <text:p>0.151003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2084" calcext:value-type="float">
            <text:p>0.152084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321" calcext:value-type="float">
            <text:p>0.155321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42.9787" calcext:value-type="float">
            <text:p>42.978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7292" calcext:value-type="float">
            <text:p>0.1672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1518" calcext:value-type="float">
            <text:p>0.18151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1843" calcext:value-type="float">
            <text:p>0.18184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76762" calcext:value-type="float">
            <text:p>0.176762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39.307" calcext:value-type="float">
            <text:p>39.3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8211" calcext:value-type="float">
            <text:p>0.1882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6677" calcext:value-type="float">
            <text:p>0.12667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3019" calcext:value-type="float">
            <text:p>0.133019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8314" calcext:value-type="float">
            <text:p>0.13831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2.08479" calcext:value-type="float">
            <text:p>2.084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757" calcext:value-type="float">
            <text:p>0.1477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7807" calcext:value-type="float">
            <text:p>0.027780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35555" calcext:value-type="float">
            <text:p>0.0235555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1819" calcext:value-type="float">
            <text:p>0.0211819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3321" calcext:value-type="float">
            <text:p>0.0213321</text:p>
          </table:table-cell>
          <table:table-cell table:number-columns-repeated="26"/>
        </table:table-row>
        <table:table-row table:style-name="ro1">
          <table:table-cell table:number-columns-repeated="5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215" calcext:value-type="float">
            <text:p>0.01421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84894" calcext:value-type="float">
            <text:p>0.0018489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918" calcext:value-type="float">
            <text:p>0.00030791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9481" calcext:value-type="float">
            <text:p>0.00031948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4978" calcext:value-type="float">
            <text:p>0.00033497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3062" calcext:value-type="float">
            <text:p>0.00031306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60274" calcext:value-type="float">
            <text:p>8.60E-0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455300" calcext:value-type="float">
            <text:p>2.45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641600" calcext:value-type="float">
            <text:p>2.56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04500" calcext:value-type="float">
            <text:p>2.66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866800" calcext:value-type="float">
            <text:p>2.79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167300" calcext:value-type="float">
            <text:p>2.62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593.1" calcext:value-type="float">
            <text:p>90593.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5789" calcext:value-type="float">
            <text:p>0.085578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744" calcext:value-type="float">
            <text:p>0.1037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827" calcext:value-type="float">
            <text:p>0.12582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306" calcext:value-type="float">
            <text:p>0.1503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6185" calcext:value-type="float">
            <text:p>0.18618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517" calcext:value-type="float">
            <text:p>0.1275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9583" calcext:value-type="float">
            <text:p>0.0279583</text:p>
          </table:table-cell>
          <table:table-cell table:number-columns-repeated="5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09:39:57.703820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3:03:22.411193653</meta:creation-date>
    <dc:date>2015-06-15T10:00:00.105703158</dc:date>
    <meta:editing-duration>PT49M44S</meta:editing-duration>
    <meta:editing-cycles>6</meta:editing-cycles>
    <meta:generator>LibreOffice/4.2.7.2$Linux_X86_64 LibreOffice_project/420m0$Build-2</meta:generator>
    <meta:document-statistic meta:table-count="2" meta:cell-count="3128" meta:object-count="0"/>
  </office:meta>
</office:document-meta>
</file>